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cm" draw:marker-start-width="0.2cm" draw:marker-end-width="0.2cm" draw:fill="hatch" draw:fill-color="#e6e6ff" draw:fill-hatch-name="Black_20_90_20_Degrees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svg:stroke-width="0cm" draw:marker-start-width="0.2cm" draw:marker-end-width="0.2cm" draw:fill="hatch" draw:fill-hatch-name="Black_20_0_20_Degrees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86cm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Numatyta">
        <draw:custom-shape draw:style-name="gr1" draw:text-style-name="P1" draw:layer="layout" svg:width="6.5cm" svg:height="6cm" svg:x="4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5cm" svg:height="6cm" svg:x="4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5cm" svg:height="4.5cm" svg:x="9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5cm" svg:y1="15cm" svg:x2="10.305cm" svg:y2="13.155cm">
          <text:p/>
        </draw:line>
        <draw:frame draw:style-name="gr5" draw:layer="layout" svg:width="1.565cm" svg:height="1.132cm" svg:x="7.62cm" svg:y="13.265cm">
          <draw:text-box>
            <text:p>R<text:span text:style-name="T1">S</text:span></text:p>
          </draw:text-box>
        </draw:frame>
        <draw:line draw:style-name="gr4" draw:text-style-name="P1" draw:layer="layout" svg:x1="12.02cm" svg:y1="14.925cm" svg:x2="10.306cm" svg:y2="13.156cm">
          <text:p/>
        </draw:line>
        <draw:frame draw:style-name="gr5" draw:layer="layout" svg:width="1.565cm" svg:height="1.11cm" svg:x="11.021cm" svg:y="13.065cm">
          <draw:text-box>
            <text:p>R</text:p>
          </draw:text-box>
        </draw:frame>
        <draw:line draw:style-name="gr4" draw:text-style-name="P1" draw:layer="layout" svg:x1="7.53cm" svg:y1="15cm" svg:x2="12.02cm" svg:y2="14.945cm">
          <text:p/>
        </draw:line>
        <draw:frame draw:style-name="gr5" draw:layer="layout" svg:width="1.565cm" svg:height="1.11cm" svg:x="9.72cm" svg:y="14.985cm">
          <draw:text-box>
            <text:p>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102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lt" fo:country="L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Numatyt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rus </meta:initial-creator>
    <meta:creation-date>2012-03-05T11:36:48</meta:creation-date>
    <dc:date>2012-03-05T11:47:43</dc:date>
    <dc:creator>irus </dc:creator>
    <meta:editing-duration>PT00H10M58S</meta:editing-duration>
    <meta:editing-cycles>2</meta:editing-cycles>
    <meta:generator>OpenOffice.org/3.2$Unix OpenOffice.org_project/320m12$Build-9483</meta:generator>
    <meta:document-statistic meta:object-count="9"/>
  </office:meta>
</office:document-meta>
</file>